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List_20_Paragraph" style:list-style-name="WWNum3">
      <style:paragraph-properties fo:text-align="justify" style:justify-single-word="false"/>
    </style:style>
    <style:style style:name="P3" style:family="paragraph" style:parent-style-name="List_20_Paragraph" style:list-style-name="WWNum3"/>
    <style:style style:name="P4" style:family="paragraph" style:parent-style-name="List_20_Paragraph" style:list-style-name="WWNum3">
      <style:paragraph-properties fo:text-align="justify" style:justify-single-word="false"/>
      <style:text-properties officeooo:rsid="0001d1c2" officeooo:paragraph-rsid="0001d1c2"/>
    </style:style>
    <style:style style:name="P5" style:family="paragraph" style:parent-style-name="List_20_Paragraph" style:list-style-name="WWNum3">
      <style:text-properties officeooo:rsid="0001d1c2" officeooo:paragraph-rsid="0001d1c2"/>
    </style:style>
    <style:style style:name="P6" style:family="paragraph" style:parent-style-name="List_20_Paragraph">
      <style:paragraph-properties fo:margin-left="0cm" fo:margin-right="0cm" fo:text-indent="0cm" style:auto-text-indent="false"/>
      <style:text-properties officeooo:rsid="0001d1c2" officeooo:paragraph-rsid="0001d1c2"/>
    </style:style>
    <style:style style:name="P7" style:family="paragraph" style:parent-style-name="List_20_Paragraph" style:list-style-name="WWNum3">
      <style:text-properties fo:font-size="12pt" officeooo:rsid="0001d1c2" officeooo:paragraph-rsid="0001d1c2" style:font-size-asian="12pt"/>
    </style:style>
    <style:style style:name="P8" style:family="paragraph" style:parent-style-name="List_20_Paragraph">
      <style:text-properties fo:font-size="12pt" officeooo:rsid="0001d1c2" officeooo:paragraph-rsid="0001d1c2" style:font-size-asian="12pt"/>
    </style:style>
    <style:style style:name="P9" style:family="paragraph" style:parent-style-name="List_20_Paragraph">
      <style:paragraph-properties fo:margin-left="0cm" fo:margin-right="0cm" fo:text-indent="0cm" style:auto-text-indent="false"/>
      <style:text-properties fo:font-size="12pt" officeooo:rsid="0001d1c2" officeooo:paragraph-rsid="0001d1c2" style:font-size-asian="12pt"/>
    </style:style>
    <style:style style:name="P10" style:family="paragraph" style:parent-style-name="Standard" style:list-style-name="WWNum1">
      <style:paragraph-properties fo:margin-left="0.501cm" fo:margin-right="0cm" fo:text-align="justify" style:justify-single-word="false" fo:text-indent="-0.501cm" style:auto-text-indent="false">
        <style:tab-stops>
          <style:tab-stop style:position="0.501cm"/>
        </style:tab-stops>
      </style:paragraph-properties>
    </style:style>
    <style:style style:name="P11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3pt" fo:font-weight="bold" style:font-size-asian="13pt" style:font-weight-asian="bold"/>
    </style:style>
    <style:style style:name="T4" style:family="text">
      <style:text-properties fo:font-variant="small-caps" fo:font-size="13pt" fo:font-weight="bold" style:font-size-asian="13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list xml:id="list4150561532" text:style-name="WWNum1">
        <text:list-item>
          <text:p text:style-name="P10">O salão de beleza Tesoura de Ouro necessita fazer um controle de horários para atendimento dos seus clientes. <text:s/>A reserva do horário é feita por telefone para cada dia, a hora reservada deverá ser apresentada na tela juntamente com o nome e telefone do cliente. É necessário manter um cadastro dos clientes, bem como o histórico dos atendimentos realizados para cada cliente. Para tanto pede-se: Desenvolva o modelo ER (conceitual) para armazenar os dados deste sistema. </text:p>
        </text:list-item>
      </text:list>
      <text:p text:style-name="P11"/>
      <text:p text:style-name="P11"/>
      <text:list xml:id="list3900489449" text:style-name="WWNum3">
        <text:list-item>
          <text:p text:style-name="P2">Entidades</text:p>
          <text:list>
            <text:list-item>
              <text:p text:style-name="P2">Atendimento</text:p>
            </text:list-item>
            <text:list-item>
              <text:p text:style-name="P2">Cliente</text:p>
            </text:list-item>
            <text:list-item>
              <text:p text:style-name="P2">Serviço</text:p>
            </text:list-item>
            <text:list-item>
              <text:p text:style-name="P2">Funcionário</text:p>
            </text:list-item>
            <text:list-item>
              <text:p text:style-name="P2">Produto</text:p>
            </text:list-item>
            <text:list-item>
              <text:p text:style-name="P4">Fornecedor</text:p>
            </text:list-item>
          </text:list>
        </text:list-item>
      </text:list>
      <text:p text:style-name="P11"/>
      <text:list xml:id="list202256540453984" text:continue-numbering="true" text:style-name="WWNum3">
        <text:list-item>
          <text:p text:style-name="P3">Associação</text:p>
          <text:list>
            <text:list-item>
              <text:p text:style-name="P3">Atendimento-&gt;Cliente</text:p>
            </text:list-item>
            <text:list-item>
              <text:p text:style-name="P3">Atendimento-&gt;Serviço</text:p>
            </text:list-item>
            <text:list-item>
              <text:p text:style-name="P3">Atendimento-&gt;Funcionário</text:p>
            </text:list-item>
            <text:list-item>
              <text:p text:style-name="P3">Atendimento→Produto</text:p>
            </text:list-item>
            <text:list-item>
              <text:p text:style-name="P5">Produto→Fornecedor</text:p>
            </text:list-item>
          </text:list>
        </text:list-item>
      </text:list>
      <text:p text:style-name="P6"/>
      <text:list xml:id="list202254988067008" text:continue-numbering="true" text:style-name="WWNum3">
        <text:list-item>
          <text:p text:style-name="P3"><text:span text:style-name="T2">Atributos e Identificadores</text:span></text:p>
          <text:list>
            <text:list-item>
              <text:p text:style-name="P5">Atendimento(id, data, tipo)</text:p>
            </text:list-item>
            <text:list-item>
              <text:p text:style-name="P5">Cliente (id, nome, CPF, telefone, endereço)</text:p>
            </text:list-item>
            <text:list-item>
              <text:p text:style-name="P7">Serviço(id, nome, descrição)</text:p>
            </text:list-item>
            <text:list-item>
              <text:p text:style-name="P7">Funcionário(id, nome, CPF, telefone, endereço)</text:p>
            </text:list-item>
            <text:list-item>
              <text:p text:style-name="P7">Produto (id, nome, quant., preço, descrição)</text:p>
            </text:list-item>
            <text:list-item>
              <text:p text:style-name="P7">Fornecedor(id, nome, telefone, endereço)</text:p>
            </text:list-item>
          </text:list>
        </text:list-item>
      </text:list>
      <text:p text:style-name="P8"/>
      <text:p text:style-name="P9">4)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font-size="12pt" style:font-size-asian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justify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635cm" fo:margin-right="0cm" fo:text-indent="0cm" style:auto-text-indent="false"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with-next="always"/>
      <style:text-properties fo:font-weight="bold" style:font-weight-asian="bold" style:font-weight-complex="bold"/>
    </style:style>
    <style:style style:name="Title" style:family="paragraph" style:parent-style-name="Standard" style:next-style-name="Text_20_body" style:default-outline-level="" style:class="chapter"/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rpo_20_de_20_texto_20_recuado" style:display-name="Corpo de texto recuado" style:family="paragraph" style:parent-style-name="Standard" style:default-outline-level="">
      <style:paragraph-properties fo:margin-left="0.635cm" fo:margin-right="0cm" fo:text-indent="0cm" style:auto-text-indent="false"/>
      <style:text-properties fo:font-weight="bold" style:font-weight-asian="bold" style:font-weight-complex="bold"/>
    </style:style>
    <style:style style:name="Body_20_Text_20_Indent_20_2" style:display-name="Body Text Indent 2" style:family="paragraph" style:parent-style-name="Standard" style:default-outline-level="">
      <style:paragraph-properties fo:margin-left="0.635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Quotations" style:family="paragraph" style:parent-style-name="Standard" style:default-outline-level="" style:class="html"/>
    <style:style style:name="Subtitle" style:family="paragraph" style:parent-style-name="Title" style:default-outline-level="" style:class="chapter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tyle="italic" style:font-style-asian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font-size="13pt" fo:font-weight="bold" style:font-size-asian="13pt" style:font-weight-asian="bold"/>
    </style:style>
    <style:page-layout style:name="Mpm1">
      <style:page-layout-properties fo:page-width="21.001cm" fo:page-height="29.7cm" style:num-format="1" style:print-orientation="portrait" fo:margin-top="0.501cm" fo:margin-bottom="2.191cm" fo:margin-left="2cm" fo:margin-right="1cm" style:writing-mode="lr-tb" style:layout-grid-color="#c0c0c0" style:layout-grid-lines="63" style:layout-grid-base-height="0.423cm" style:layout-grid-ruby-height="0cm" style:layout-grid-mode="none" style:layout-grid-ruby-below="false" style:layout-grid-print="false" style:layout-grid-display="false" style:layout-grid-base-width="0.36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UnC – Universidade do Contestado – Concórdia/SC - Curso: Sistemas de Informação</text:span></text:p>
        <text:p text:style-name="MP1"><text:span text:style-name="MT1">Disciplina: Banco de Dados - <text:s/>Prof. Moacir S. Kichel, MSc.</text:span></text:p>
        <text:p text:style-name="MP1"><text:span text:style-name="MT2">________________________________________________________________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Trabalho de Fixação – Aula 2 – Capítulo 3</dc:title>
    <meta:initial-creator>ProLabS</meta:initial-creator>
    <meta:editing-cycles>6</meta:editing-cycles>
    <meta:print-date>2007-08-07T22:50:00</meta:print-date>
    <meta:creation-date>2009-03-30T17:17:00</meta:creation-date>
    <dc:date>2022-08-08T20:22:54.245000000</dc:date>
    <dc:language>pt-BR</dc:language>
    <meta:editing-duration>PT45M9S</meta:editing-duration>
    <meta:generator>LibreOffice/7.2.1.2$Windows_X86_64 LibreOffice_project/87b77fad49947c1441b67c559c339af8f3517e22</meta:generator>
    <meta:document-statistic meta:table-count="0" meta:image-count="0" meta:object-count="0" meta:page-count="1" meta:paragraph-count="25" meta:word-count="162" meta:character-count="1144" meta:non-whitespace-character-count="1022"/>
    <meta:user-defined meta:name="AppVersion">16.0000</meta:user-defined>
    <meta:user-defined meta:name="Company">UnC Concord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